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left="0cm" fo:margin-right="0cm" fo:margin-top="0cm" fo:margin-bottom="0cm" fo:text-indent="0cm" style:auto-text-indent="false"/>
    </style:style>
    <style:style style:name="P2" style:family="paragraph" style:parent-style-name="Preformatted_20_Text">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3" style:family="paragraph" style:parent-style-name="Preformatted_20_Text">
      <style:paragraph-properties fo:margin-left="0cm" fo:margin-right="0cm" fo:margin-top="0cm" fo:margin-bottom="0cm" fo:text-indent="0cm" style:auto-text-indent="false"/>
      <style:text-properties fo:font-style="italic" style:font-style-asian="italic" style:font-style-complex="italic"/>
    </style:style>
    <style:style style:name="P4" style:family="paragraph" style:parent-style-name="Preformatted_20_Text">
      <style:paragraph-properties fo:margin-left="0cm" fo:margin-right="0cm" fo:margin-top="0cm" fo:margin-bottom="0cm" fo:text-align="center" style:justify-single-word="false" fo:text-indent="0cm" style:auto-text-indent="false"/>
      <style:text-properties fo:font-style="italic" style:font-style-asian="italic" style:font-style-complex="italic"/>
    </style:style>
    <style:style style:name="T1" style:family="text">
      <style:text-properties fo:color="#000000"/>
    </style:style>
    <style:style style:name="T2" style:family="text">
      <style:text-properties fo:color="#00000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dead state of buildings</text:p>
      <text:p text:style-name="P4">[clear aims, objectives, methodology]</text:p>
      <text:p text:style-name="P1"/>
      <text:p text:style-name="P3"/>
      <text:p text:style-name="P1"><text:span text:style-name="T2">Exergy</text:span><text:span text:style-name="T1"> is typically defined as the maximum work that can be extracted from a system when interacting exclusively and reaching equilibrium with a ``reference environment'', a large body which remains unaffected. The reference plays a key role in the analysis but its definition is often controversial, especially in the case of buildings. The most popular reference choice is the surrounding outdoor, the only available large system; the indoor ambient has also been considered, but then abandoned because not large enough to remain unaffected. </text:span>However, the fluctuating conditions and the time lag with the indoor processes pose various challenges, and the controversy around the reference state is arguably one of the main blockers in the application of building <text:span text:style-name="T2">exergy</text:span><text:span text:style-name="T1"> methods.</text:span></text:p>
      <text:p text:style-name="P1"><text:span text:style-name="T1">The main idea of this article is that a large environment is not needed to define the </text:span><text:span text:style-name="T2">exergy</text:span><text:span text:style-name="T1"> of buildings, and thus we are not constrained to the use of the outdoor ambient as a reference. This idea is not new: going back to the origins, ``available energy'' was defined by Gibbs not only for a ``body and medium'' (with ``medium'' <text:s/>a large system not affected by the interactions) but also for a ``body alone'', and later </text:span><text:span text:style-name="T2">exergy</text:span><text:span text:style-name="T1"> was defined as a subsystem contribution to the overall available energy of a body, without a reference environment. Although the presence of a large reference environment has been considered necessary so far, the </text:span><text:span text:style-name="T2">exergy of buildings</text:span><text:span text:style-name="T1"> can also be defined without it, and rather referred to a ``dead state'', the thermostatic conditions of the overall system under analysis. This study discusses possible ways of defining the building dead state based on indoor conditions, and the potential impact on building </text:span><text:span text:style-name="T2">exergy</text:span><text:span text:style-name="T1"> analysis. The dynamic exergy modelling of a few simplified cases is presented in order to visualise numerical implications.</text:span></text:p>
      <text:p text:style-name="P1"><text:span text:style-name="T1"><text:s text:c="3"/></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1T11:45:37</meta:creation-date>
    <dc:date>2020-10-03T10:00:40</dc:date>
    <meta:editing-duration>P11DT21H59M42S</meta:editing-duration>
    <meta:editing-cycles>38</meta:editing-cycles>
    <meta:generator>OpenOffice/4.1.5$Unix OpenOffice.org_project/415m1$Build-9789</meta:generator>
    <meta:document-statistic meta:table-count="0" meta:image-count="0" meta:object-count="0" meta:page-count="1" meta:paragraph-count="5" meta:word-count="304" meta:character-count="1913"/>
  </office:meta>
</office:document-meta>
</file>